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Bitstream Vera Sans"/>
    </style:style>
    <style:style style:name="P2" style:family="paragraph" style:parent-style-name="Standard">
      <style:paragraph-properties fo:line-height="150%" fo:text-align="justify" style:justify-single-word="false"/>
      <style:text-properties style:font-name="Bitstream Vera Sans" fo:font-style="normal" style:font-style-asian="normal" style:font-style-complex="normal"/>
    </style:style>
    <style:style style:name="P3" style:family="paragraph" style:parent-style-name="Standard">
      <style:paragraph-properties fo:line-height="150%" fo:text-align="justify" style:justify-single-word="false"/>
      <style:text-properties style:font-name="Bitstream Vera Sans" fo:font-style="normal" fo:font-weight="normal" style:font-style-asian="normal" style:font-weight-asian="normal" style:font-style-complex="normal" style:font-weight-complex="normal"/>
    </style:style>
    <style:style style:name="P4" style:family="paragraph" style:parent-style-name="Standard">
      <style:paragraph-properties fo:line-height="150%" fo:text-align="justify" style:justify-single-word="false"/>
      <style:text-properties style:font-name="Bitstream Vera San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se se consiste na abordagem de um problema, feita por um estudante, em um trabalho datilografado com extensão média entre 100 e 400 páginas. É obrigatória ao fim do curso universitário italiano, mas em outros países só será feita no doutorado ou PhD. Apresenta-se como tese de <text:span text:style-name="T1">pesquisa</text:span><text:span text:style-name="T2"> ou de </text:span><text:span text:style-name="T1">compilação</text:span><text:span text:style-name="T2">, sendo esta uma exposição inteligente e clara da literatura existente sobre determinado assunto, e aquela a apresentação de pesquisa original, mostrando alguma informação ou aspecto sobre um fenômeno que era até então ignorado por outros autores (p 1-3). A tese pode servir de início para uma pesquisa mais ampla, a ser realizada em anos posteriores (p. 4) ou como aprendizado e experiência para a realização de outros trabalhos diversos que exijam disciplina, pesquisa e organização (p. 5).</text:span></text:p>
      <text:p text:style-name="P1"><text:span text:style-name="T2">Na escolha do tema de uma tese, pode optar-se por fazer um texto monográfico ou panorâmico. Em uma tese panorâmica, tenta-se abordar um tema muito abrangente, como </text:span><text:span text:style-name="T1">A Literatura Italiana do Pós-guerra aos Anos Sessenta</text:span><text:span text:style-name="T2">, correndo-se o risco de elaborar “uma enfadonha resenha de nomes e opiniões correntes ou dar à sua obra um corte original e se ver acusado de imperdoáveis omissões” (p. 7). A tese panográfica, por sua vez, trata de um tema delimitado de forma mais restrita, bastante preciso, sendo um material que será ignorado pela maior parte dos avaliadores. Ao invés de tratar panoramicamente sobre </text:span><text:span text:style-name="T1">Vulcanologia</text:span><text:span text:style-name="T2">, por exemplo, o estudante fará melhor se escrever sobre </text:span><text:span text:style-name="T1">O Nascimento e a Morte Aparente do </text:span><text:span text:style-name="T2">Parícutin, desde que, sobre este tema, diga tudo o que for possível (p. 8). </text:span></text:p>
      <text:p text:style-name="P2">Uma tese pode ainda ser teórica ou histórica. “Teórica é aquela que se propõe atacar um problema abstrato, que pode já ter sido ou não objeto de outras reflexões: natureza da vontade humana, o conceito de liberdade, a noção de papel social, a existência de Deus, o código genético”. Não é recomendado a estudantes se enveredar pela confecção de tese similar, posto que “(...) insignes pensadores (...) se debruçaram sobre esses temas. Mas, afora raras exceções, fizeram-no como conclusão de um trabalho de meditação de várias décadas” (p. 11). A tese poderá, então, ser historiográfica, “dado que nada provém do nada” (p 11), e que do confronto de idéias com outros autores muita coisa nova se pode dizer sobre um assunto. “A questão é ter um ponto de apoio” (p 12). </text:p>
      <text:p text:style-name="P1"><text:span text:style-name="T2">Sobre a escolha entre temas antigos ou contemporâneos, é importante afirmar que autores contemporâneos são sempre mais difíceis. Não existirão esquemas </text:span><text:soft-page-break/><text:span text:style-name="T2">interpretativos seguros e as opiniões serão vagas e contraditórias, ao contrário do que ocorre com autores mais antigos, onde a bibliografia será vasta e completa. (p 13). </text:span></text:p>
      <text:p text:style-name="P2">O tempo requerido para se fazer uma tese varia entre seis meses e três anos (p. 14). É o tempo mínimo necessário para a confecção do plano de trabalho, a pesquisa bibliográfica, a coleta de documentos e a execução do texto. Se mais de três anos foram consumidos, então, provavelmente, ou o estudante escolheu um tema errado, superior às suas forças, ou é do tipo incontentável, que deseja dizer absolutamente tudo, e acaba sem terminar a tese por considerá-la incompleta ou ainda foi acometido pela “neurose da tese”: depressão, utilização da tese como álibi para não se formar, falta de sentimento de realização (p. 14). </text:p>
      <text:p text:style-name="P2">O conhecimento de línguas estrangeiras poderá ser necessário a depender da tese. Isso porque não é possível fazer uma tese sobre determinado autor se este não for lido no original, por exemplo. Nem se pode escrever sobre determinado assunto se as mais importantes obras a seu respeito estão escritas em línguas desconhecidas pelo estudante. As traduções podem deixar de lado nuances do pensamento original que seriam, talvez, fundamentais para a construção da tese em que se trabalha (p. 18-19). Na escolha do tema, deverá o aluno, portanto, levar em conta se necessitará ler textos em outra língua e se encontra-se disposto a aprendê-la. </text:p>
      <text:p text:style-name="P2">Na escolha do tema muito se discute sobre a existência de teses políticas ou científicas. Essa diferenciação, no entanto, é artificial, podendo existir testes políticas observando-se todas as regras de cientificidade necessárias (p. 24). A oposição entre ciência e política torna-se então, entre temas histórico-teóricos e “experiências 'quentes'”, entre um trabalho sobre “autores célebres e textos antigos ou uma tese que imponha uma intervenção direta na atualidade” (p. 24). Essa escolha cabe unicamente ao aluno, que deve decidir se utilizará de suas experiências e ideologias ou buscará escrever sobre temas mais “livrescos” (p. 25). Corre-se o risco, no entanto, de superficialidade nas teses de caráter político, que deve ser evitado utilizando-se de metodologia. [<text:span text:style-name="T4">O autor segue para uma análise em que transforma um assunto atual em tema científico: o fenômeno das rádios livres italianas é analisado, e se demonstra como deveria proceder o estudante na delimitação do tema e na escolha dos mecanismos metodológicos necessários para a construção de uma boa tese, </text:span><text:soft-page-break/><text:span text:style-name="T4">como a definição de rádio livre, pesquisa bibliográfica, análise da programação, entre outros (p. 27-32)].</text:span><text:span text:style-name="T3"> </text:span></text:p>
      <text:p text:style-name="P2">Para encerrar a análise sobre a escolha do tema, anote-se que é preciso evitar exploração por parte do orientador. O professor escolhido para orientar uma tese pode estar participando de um amplo estudo sobre determinado tema e procurar direcionar todas as teses em que participa na direção e dessa forma obrigar um aluno a escrever sobre um tema que não deseja. Pode inclusive utilizar-se dos trabalhos de seu orientandos como se fosse seu, num gesto de desonestidade (p. 33). Cabe ao aluno avaliar se está participando de um trabalho coletivo e se é confiável o seu orientador (p. 34).</text:p>
      <text:p text:style-name="P2">Após a escolha do tema, procede-se à pesquisa do material. Um problema que se impõe desde logo é o da acessibilidade das fontes (p. 36). Não se pode valer, para a confecção de uma tese apenas de fontes secundárias, como traduções ou literatura crítica. Para se estudar o <text:span text:style-name="T1">Pensamento Econômico de Adam Smith</text:span>, é necessário reportar aos escritos originais, em inglês, como fonte primária, além de, evidentemente, bons escritos posteriores sobre a obra e o pensamento do autor. Com isso em mente, não se pode escolher um tema se as fontes primárias e secundárias de estudo não estão acessíveis ao estudante. Não se pode escrever sobre um filme cuja única cópia restante se encontra em país remoto para o qual não se poderá viajar. Nem escrever sobre um autor cuja obra e maiores críticos estão em língua que desconhecemos e que não dispomos de tempo ou interesse para aprender (p. 37), pois “tradução não é fonte, é uma prótese, como a dentadura ou os óculos, um meio de atingir de forma limitada algo que se acha fora do alcance” (p. 39). Não se trata nem ao menos de fonte de segunda mão. A fonte de primeira mão, no que diz respeito a um tema sobre um autor ou sobre um livro, é uma edição original do texto. Fontes de segunda mão seriam resenhas com amplas citações feitas por outros autores, por exemplo. Uma fonte de segunda mão é aceitável em determinados casos. Uma tese sobre um autor que teve um manuscrito destruído em um incêndio, por exemplo, poderia citá-lo através de outros autores. Ou a data da morte de um grande líder político como Napoleão que é relatada em diversas obras de segunda mão, de modo consensual. Não se tratando a tese sobre a data da morte de Napoleão, a informação trazida por essas fontes será suficiente (p. 40). </text:p>
      <text:p text:style-name="P2">Durante a pesquisa do material a ser utilizado na tese, uma importante parte <text:soft-page-break/>será a pesquisa bibliográfica. É preciso aprender a utilizar a biblioteca e os seus diversos catálogos (por assunto, por autor) (p. 42). O catálogo por autores servirá para quem já sabe o que quer, enquanto que o por assunto ajudará na construção da bibliografia com títulos até então desconhecidos pelo aluno. É possível também a utilização de catálogos bibliográficos, que são mais seguros para quem já tem uma idéia clara do tema que pretende trabalhar (p. 43). São periódicos ou livros contendo informações sobre os livros lançados em relação a determinado assunto e que em muito podem ajudar o pesquisador a encontrar novos títulos a serem lidos. O empréstimo de livros entre bibliotecas, embora não seja conhecido por muitos estudantes, é possível em alguns lugares e pode trazer ao alcance do aluno um título raro que pode ser fundamental em sua tese.</text:p>
      <text:p text:style-name="P2">Não é recomendável, de início, ler todos os livros encontrados. Faça-se primeiro uma bibliografia básica, e a partir dos livros encontrados, é importante copiar a bibliografia considerada por esses autores ao confeccionar seus próprios livros. Essas anotações deverão ser feitas em um arquivo de fichas, com siglas indicando onde cada livro pode ser encontrado, para facilitar o trabalho posterior (p. 45-46). Esse arquivo, chamado <text:span text:style-name="T1">bibliográfico</text:span>, não deverá ser confundido com o de leitura, que contém apenas os livros que de fato foram lidos pelo estudante, pois irá abranger todos os livros a serem procurados, e não apenas os encontrados. “Freqüentemente o arquivo bibliográfico inicial (após terem sido assinalados nas fichas os livros encontrados, lidos e classificados no arquivo de leitura) pode constituir a base para a redação da bibliografia final” (p. 47). Os livros devem ser anotados nas fichas bibliográficas seguindo as regras tradicionais de referências bibliográficas (p. 48-61). </text:p>
      <text:p text:style-name="P3">Após essas considerações, o autor realiza o trabalho de um estudante comum, disposto a escrever uma tese sobre o conceito de metáfora nos tratadistas do barroco italiano. Isolado em um pequeno vilarejo, o autor procurar enfrentar desafios similares aos encontrados pelos estudantes mal preparados ou que dispõem de pouco tempo para escrever sua tese, passando desde a busca de títulos nos catálogos da biblioteca, até o catálogo final das obras encontradas. Nessa busca inicial, muitos títulos são encontrados, tratando do assunto sob vários aspectos. A tese, dessa forma, “corre o risco de tornar-se vasta demais? Não, simplesmente deverei condensar muito bem o cerne do meu interesse e só trabalhar sobre um aspecto específico, pois de outro modo teria mesmo de <text:soft-page-break/>ver tudo; mas, por outro lado, não deverei perder de vista o panorama global, de modo que muitos desses textos precisam ser examinados, ao menos para obter informações de segunda mão” (p. 72). Cerca de trezentos títulos foram catalogados em três tardes passadas na pequena biblioteca do vilarejo. O exemplo serve para mostrar que mesmo em uma biblioteca de interior, é possível reunir informações necessárias para a feitura de uma tese sobre a qual nada se sabia anteriormente (p. 77). O importante é perceber que mesmo pesquisas com base em experiências ou estatísticas irão exigir certa literatura de apoio. E a melhor forma de ler autores desconhecidos e aparentemente incompreensíveis, é ler alguns textos críticos dos mais gerais, passar ao autor original e retomar a leitura do resto da literatura crítica (p. 78). </text:p>
      <text:p text:style-name="P3">Após a pesquisa bibliográfica inicial, passa-se ao plano de trabalho e ao fichamento. Deve-se, de início, fazer o índice o título e a introdução da tese, para se traçar, desde logo, um caminho a ser percorrido, que, sem ser imutável, dá bases concretas para o prosseguimento dos trabalhos (p. 82). O título em questão é o “secreto”, aquele que poderá ser utilizado como subtítulo da tese. Contém uma pergunta a ser respondida no decorrer do texto, sendo portanto bem específico, em contraponto com a generalidade do título principal (p. 82). O índice deverá ser feito a lápis, para facilitar reformulações posteriores, e poderá ser feito em estrutura contínua ou em árvore, com ítems ramificando-se em outros mais específicos (p. 83). Após o índice, o estudante deverá esboçar uma introdução. “Esta não é mais que o comentário analítico do índice” (p. 83). “O objetivo desta introdução fictícia (fictícia porque você a refundirá muitas vezes antes de acabar a sua tese) é permitir-lhe a fixação das idéias ao longo de uma diretriz que não será alterada exceto às custas de uma reestruturação consciente do índice” (p. 83). O índice e a introdução, serão, portanto, modificados diversas vezes durante o decorrer dos trabalhos (p. 84). A partir do momento da confecção inicial de ambos, as fichas e demais tipos de documentação elaborada pelo estudante deverão se referir ao índice, indicando em qual ponto deverão ser utilizadas. Servirão também para organizar as referências internas, que procuram evitar que se repita aquilo que já se disse no mesmo texto, além de mostrar coesão no texto. O estudante poderá adotar um fichário de idéias, dada a volatilidade do índice inicial. Assim, as referências deixam de estar no livro ou na ficha bibliográfica correspondente apontando para um ítem do índice, passando para a ficha temática, onde todos <text:soft-page-break/>os livros que abordam determinado tema são listados (p. 88). Não será necessário para todos os tipos de tese fazer vários fichários (bibliográficos, de leitura, temático, de citação). O importante é que os existentes sejam completos e unificados(p. 90). </text:p>
      <text:p text:style-name="P3">As fontes primárias, via de regra, não devem ser fichadas. O ideal é tê-las à mão, sublinhar-lhe as partes mais importantes. Não sendo possível, é melhor tentar adquirir fotocópias e nessas trabalhar com esquemas de cores e destaques para facilitar a leitura e possibilitar o reconhecimento imediato dos trechos que mais chamaram a atenção do estudante (p. 94). </text:p>
      <text:p text:style-name="P3">A ficha mais importante do trabalho de confecção da tese é a de leitura. Um aprimoramento da ficha bibliográfica, deve conter todas as referências bibliográficas, citações chaves, a essência do conteúdo além de observações e juízos de valor sobre o texto. Servem principalmente para a literatura crítica (p 96-97). Os comentários pessoais, para distingüir-se daquilo que foi dito pelo autor, deverão ser colocados entre colchetes (p. 97). </text:p>
      <text:p text:style-name="P3">Durante a leitura do material, não deve o estudante deixar de lado a humildade científica. Até mesmo o mais simples material, do mais ignorado autor, pode se tornar fundamental para o trabalho final. Uma pequena idéia, dita quase que por descuido, pode mudar os rumos da pesquisa que realizamos (p. 112-113). </text:p>
      <text:p text:style-name="P3">A tese é, via de regra, destinada a ser lida e consultada por muitas pessoas, que podem ou não ser versadas na disciplina tratada ali. Em virtude disso é importante escrevê-la com essa observação em mente, e procurar deixar o texto o mais claro possível. Mesmo os grandes mestres não se envergonham de explicar bem as coisas. “De início, definem-se os termos usados, a menos que se trate de termos consagrados e indiscutíveis pela disciplina em causa. Numa tese de lógica formal, não precisarei definir um termo como 'implicação'” (p. 116). A tese é, em suma, escrita para a humanidade, e não para o examinador (p. 117). Deve-se utilizar frases curtas, sem receio de repetir o sujeito da frase duas vezes, eliminando-se o excesso de pronomes e orações subordinadas. Não se deve tentar romper com o discurso tradicional. A tese não pode ser escrita, por exemplo, em prosa. Quando se fala sobre operários, não se deve escrever como um, mas como um filosofo, como fez Marx (p. 119). <text:s text:c="2"/>Parágrafos devem ser abertos com freqüência, e o orientador ou algum amigo deve ser consultado para opinar sobre a clareza do texto. Vários artifícios <text:soft-page-break/>retóricos podem ser utilizados. Litotes, metáforas, ironia. Outra regra prática é a de sempre se definir um termo quando o utilizamos pela primeira vez, devendo-se evitar utilizar termos que não se sabe definir. “Não comece a explicar onde fica Roma para depois não explicar onde fica Timbuctu”: se o estudante define aquilo que é do conhecimento presumido de um leitor, não pode se furtar a explicar o que não é universalmente conhecido (p. 121). Não se deve utilizar artigos na frente de nomes próprios, nem aportuguesá-los, a não ser em casos de traduções consagradas, como Platão e Tomás de Aquino. As opiniões próprias devem ser expressadas, se necessário, na primeira pessoa do plural, como por exemplo em “... o artigo citado anteriormente nos demonstra que ...”. </text:p>
      <text:p text:style-name="P3">Em uma tese, as citações podem ser de textos a serem comentados ou de apoio à nossa interpretação. A depender da tese a citação pode ser fundamental ou apenas manifestação da preguiça do estudante (p. 123). Como regras para a citação pode-se enumerar que 1) Os textos-objeto de análise interpretativa são citados com razoável amplitude; 2) Os textos da literatura crítica só são citados quando, com sua autoridade, corroboram ou confirmam afirmação nossa (p. 123); 3) A citação pressupõe que a idéia do autor citado seja compartilhada, a menos que o trecho seja precedido e seguido de expressões críticas; 4) De todas as citações, devem ser claramente reconhecíveis o autor e a fonte impressa ou manuscrita; 5) As citações de fontes primárias devem de preferência ser colhidas da edição crítica ou da edição mais conceituada; 6) Quando se estuda um autor estrangeiro as citações devem ser feitas na língua original (p. 124); 7) A remissão ao autor e à obra deve ser clara (p. 125); 8) Quando uma citação não ultrapassa duas ou três linhas, pode-se inseri-la no corpo do parágrafo entre aspas duplas. Quando a citação é mais longa, é melhor colocá-la em espaço um com entrada caso em que não serão necessárias aspas (p. 126); 9) As citações devem ser fiéis; 10) A referência deve ser <text:span text:style-name="T1">exata </text:span>e<text:span text:style-name="T1"> precisa</text:span>, bem como <text:span text:style-name="T1">verificável</text:span> por todos (p. 127). Durante o fichamento dos livros, deve-se tomar cuidado para evitar copiar as palavras do autor sem indicar como citação, pois pode-se incorrer no erro de usar o trecho como se paráfrase fosse e cometer plágio (p. 13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nte Regis</meta:initial-creator>
    <meta:creation-date>2008-05-17T15:11:22</meta:creation-date>
    <dc:creator>Dante Regis</dc:creator>
    <dc:date>2008-05-19T18:15:27</dc:date>
    <meta:editing-cycles>182</meta:editing-cycles>
    <meta:editing-duration>PT14H58M52S</meta:editing-duration>
    <meta:user-defined meta:name="Info 1"/>
    <meta:user-defined meta:name="Info 2"/>
    <meta:user-defined meta:name="Info 3"/>
    <meta:user-defined meta:name="Info 4"/>
    <meta:document-statistic meta:table-count="0" meta:image-count="0" meta:object-count="0" meta:page-count="7" meta:paragraph-count="18" meta:word-count="2930" meta:character-count="17635"/>
  </office:meta>
</office:document-meta>
</file>